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paragraph-properties fo:text-align="center" style:justify-single-word="false"/>
      <style:text-properties fo:language="fr" fo:country="FR" style:language-asian="zxx" style:country-asian="none" style:language-complex="zxx" style:country-complex="none"/>
    </style:style>
    <style:style style:name="P3" style:family="paragraph" style:parent-style-name="Standard">
      <style:text-properties fo:language="fr" fo:country="FR"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lrok</text:p>
      <text:p text:style-name="P1"/>
      <text:p text:style-name="P1">Il reprit plusieurs fois conscience, mais ses ravisseurs ne lui laissèrent aucun répit et à peine commençait t'il à émerger d'un profond cauchemar, qu'ils l'y replongeaient aussitôt à coup de poing. C'est une lueur aveuglante qui le fit revenir à lui. Un monde encore vague dansait sous ses yeux, une forte odeur et un vacarme assourdissant agressaient ses sens. </text:p>
      <text:p text:style-name="P1"/>
      <text:p text:style-name="P1">Il mit de longues minutes à reprendre ses esprits et à comprendre ou il se trouvait ; des hommes et des femmes en haillon, couvert de blessure et de crasse, de hautes murailles de bois délabrées, de grosses colonnes de fumées noires s'échappant des fourneaux et des peaux vertes, des peaux vertes à perte de vue ; cela ne pouvait être que le grand camp orc, sur la rive ouest de la Nebha. Balrok, dépouillé de tout son équipement et les mains enchainés, s'assit et constat qu'il se trouvait dans un petit enclot dont la <text:s/>palissade branlante ne constituait pas un obstacle majeur pour s'échapper. Les hordes de goblins et d'orcs qui fourmillaient dans le camp, constituait par contre un obstacle qu'il ne se sentait pas d'affronter dans son état. </text:p>
      <text:p text:style-name="P1"/>
      <text:p text:style-name="P1">A peine fut t'il sur pied que des orcs à la stature imposante virent le chercher et le trainèrent jusqu'à la fonderie. La, à force de beuglements incompréhensibles et de coups, ils lui firent comprendre qu'il devait porter les lourds paniers de pierres noires jusqu'aux grands fourneaux près desquels régné une chaleur infernale. Les chaines rouillés qui lui liés les poings et les douleurs de ses blessures rendirent la tache pénible et c'est en titubant qu'il regagna son enclos. La nourriture que lui apporta un demi-orc, avait beau avoir un aspect aussi écœurant que son odeur, elle avait au moins l'avantage d'être très nourrissante. Ainsi, en quelques jours, malgré un travail harassant, Balrok se senti de taille à affronter son destin.</text:p>
      <text:p text:style-name="P1"/>
      <text:p text:style-name="P1">Il mit à profit ce laps de temps pour amasser un maximum d'information sur le camp et son fonctionnement. Ce dernier, construit sur une grosse colline, était découpé en quartier. Au sommet, un fortin de bois abritait le seigneur local ; un monstre sanguinaire que Balrok n'avait jamais eu l'occasion de croiser. En dessous, le quartier des soldats d'élite accueillait des orcs bien armé et parfois de taille colossale. En contre-bas, le quartier des soldats était le théâtre d'un ballet incessant voyant partir des centaines de guerriers bientôt remplacé par tout autant d'arrivants. Encore plus bas, entre le pied de la colline et une rivière, la basse court ou était entreposé des tas de marchandises et ou était parqué les esclaves humains. Les demi-orcs, bien que libre, étaient généralement cantonné <text:s/>à ce quartier. Enfin, toute la partie ouest du camp, du sommet au pied de la colline était occupé par le quartier des artisans. On y fabriquaient surtout des armes en bois ou en métal, des armures et tout un tas d'objets hétéroclites de piètre qualité.</text:p>
      <text:p text:style-name="P1"/>
      <text:p text:style-name="P1">Autour du camp, des plaines désolées à perte de vue. Au sud, la rivière fumante ou l'on envoyant chaque matin des esclaves chercher une eau à l'odeur d'œuf pourri mais qui constituait la seule source d'eau à peu près potable dans les environs. La rivière coulait vers l'est est devait certainement se jeter dans la Nebha. A l'ouest, la chaine de volcan des Trois enfers faisait rougeoyer le ciel en permanence, des éclaires zébrant parfois les panaches de fumées noires qui s'élevaient au loin et des grondements sinistres se faisait souvent entendre.</text:p>
      <text:p text:style-name="P1"/>
      <text:p text:style-name="P1">Au camp, la centaine d'esclave humain avait la vie dur. A voix basse, on raconta à Balrok que les choses était encore pire avant mais que la pénurie d'esclave humains avait contraint les orcs à arrêter de les massacrer sans raison. Ce qui ne les empêchaient pas de châtier sévèrement ceux qui avaient le culot de leur déplaire. Les nombreux estropiés étaient la pour le prouver. Balrok en avait même eu l'illustration le 3e jour quand un homme avait été jeté dans la fausse aux rats pour avoir bousculé un officier. Les cris d'agonie du supplicier durèrent une éternité et hantèrent longtemps les nuits de Balrok.</text:p>
      <text:p text:style-name="P1"/>
      <text:p text:style-name="P1"><text:soft-page-break/>Quand il n'y avait plus de pierre noire pour les fourneaux Balrok retournait dans un enclot. C'est la que les orcs venaient chercher des esclaves pour les divers taches du camp. L'habitude des orcs à toujours prendre les humains les plus proches de la porte de l'enclot poussait les gens à se tasser dans le coin le plus éloigné. La pire des tâches, c'était de servir durant les beuveries qu'organiser les orcs en l'honneur de tout et n'importe quoi. Ces fêtes finissaient souvent en bagarre et les humains étaient alors des proies faciles pour des orcs en furie.</text:p>
      <text:p text:style-name="P1"/>
      <text:p text:style-name="P1">Les fortes pluies s'abattant parfois sur le camp et faisant gonfler la rivière, participaient à l'atmosphère maussade qui y régnait. Quand le soleil perçait les nuages, c'était guère mieux, une chaleur accablante faisait suer Balrok à grosses goutes. On était loin de la fraicheur qui régnait dans les Monts déchirés. En repensant à la communauté d'homme libre qui y vivait, une chose étonna Balrok ; Il n'avait jamais revu les cinq mercenaires humains qui l'avaient trainé ici ; Et personne n'était venu le questionner sur l'emplacement du camp des réfug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44M30S</meta:editing-duration>
    <meta:editing-cycles>38</meta:editing-cycles>
    <meta:generator>OpenOffice.org/3.2$Win32 OpenOffice.org_project/320m18$Build-9502</meta:generator>
    <dc:date>2011-03-24T01:44:40.89</dc:date>
    <dc:creator>Guillaume Blanchard</dc:creator>
    <meta:document-statistic meta:table-count="0" meta:image-count="0" meta:object-count="0" meta:page-count="2" meta:paragraph-count="9" meta:word-count="873" meta:character-count="5205"/>
    <meta:user-defined meta:name="Info 1"/>
    <meta:user-defined meta:name="Info 2"/>
    <meta:user-defined meta:name="Info 3"/>
    <meta:user-defined meta:name="Info 4"/>
  </office:meta>
</office:document-meta>
</file>